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Arial" fo:font-weight="bold" style:font-weight-asian="bold" style:font-weight-complex="bold"/>
    </style:style>
    <style:style style:name="T1" style:family="text">
      <style:text-properties officeooo:rsid="0017863c"/>
    </style:style>
    <style:style style:name="T2" style:family="text">
      <style:text-properties fo:font-weight="bold" officeooo:rsid="0017863c" style:font-weight-asian="bold" style:font-weight-complex="bold"/>
    </style:style>
    <style:style style:name="T3" style:family="text">
      <style:text-properties style:text-position="0% 100%" fo:font-weight="bold" officeooo:rsid="0017863c" style:font-weight-asian="bold" style:font-weight-complex="bold"/>
    </style:style>
    <style:style style:name="T4" style:family="text">
      <style:text-properties fo:font-weight="normal" officeooo:rsid="0017863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ponda as seguintes questões:</text:p>
      <text:p text:style-name="P4">1 – Quais critérios um projeto de software deve levar em consideração na sua composição?</text:p>
      <text:p text:style-name="P3"><text:tab/><text:span text:style-name="T1">Reutilizar soluções, considerar abordagens alternativas, ser uniforme, íntegro, bem estruturado, refinar e descrever com detalhes cada parte do projeto.</text:span></text:p>
      <text:p text:style-name="P3"/>
      <text:p text:style-name="P4">2 – Quais princípios da engenharia de software que também devem ser aplicadas no projeto de software?</text:p>
      <text:p text:style-name="P3"><text:tab/>Fornecer valor ao cliente, ser simples sem abstrair qualidade, comprometimento com a visão arquitetural do sistema, protótipos claros e de fácil entendimento, plane<text:span text:style-name="T1">jamento de</text:span> <text:span text:style-name="T1">escalabilidade</text:span>, <text:span text:style-name="T1">otimização do reúso de recursos, planejamento e estudo prévio, aprender com os erros.</text:span></text:p>
      <text:p text:style-name="P3"/>
      <text:p text:style-name="P4">3 – Quais aspectos devem ser considerados ao se buscar um projeto de software de qualidade? Explique cada um deles!</text:p>
      <text:p text:style-name="P1"><text:tab/><text:span text:style-name="T2">Níveis de abstração</text:span><text:span text:style-name="T1">: Desenvolver o projeto de forma que sua complexidade seja abstraída para facilitar o entendimento e retrabalho posterior.<text:line-break/><text:tab/></text:span><text:span text:style-name="T3">Modularidade</text:span><text:span text:style-name="T2">:</text:span><text:span text:style-name="T1"> Organizar o projeto para dividir os problemas em partes menores e trabalhá-los individualmente, proporcionando facilidade de entendimento dos fluxos e processos, bem como a manutenção de problemas ou melhorias em módulos específicos.</text:span></text:p>
      <text:p text:style-name="P1"><text:tab/><text:span text:style-name="T2">Ocultação de informação: </text:span><text:span text:style-name="T4">Projetar o sistema com uma escolha de arquitetura que privatize funcionalidades em seu próprio módulo, acessando-os através de interfaces, proporcionando segurança e confiabilidade.</text:span></text:p>
      <text:p text:style-name="P2"><text:span text:style-name="T1"><text:tab/>Independência Funcional: </text:span><text:span text:style-name="T4">Concentrar a responsabilidade dos módulos, para que eles cumpram sua função com independência, sem precisar interagir com outros módulos, minimizando acoplamento e diminuindo a propagação de err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3:25:52.483000000</meta:creation-date>
    <dc:date>2024-09-12T14:01:57.338000000</dc:date>
    <meta:editing-duration>PT36M6S</meta:editing-duration>
    <meta:editing-cycles>1</meta:editing-cycles>
    <meta:document-statistic meta:table-count="0" meta:image-count="0" meta:object-count="0" meta:page-count="1" meta:paragraph-count="9" meta:word-count="218" meta:character-count="1586" meta:non-whitespace-character-count="1368"/>
    <meta:generator>LibreOffice/7.6.4.1$Windows_X86_64 LibreOffice_project/e19e193f88cd6c0525a17fb7a176ed8e6a3e2aa1</meta:generator>
  </office:meta>
</office:document-meta>
</file>